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variable"/>
    <style:font-face style:name="Minion Pro" svg:font-family="'Minion Pro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nlo" svg:font-family="Menlo" style:font-family-generic="roman" style:font-pitch="variable"/>
    <style:font-face style:name="Fira Sans" svg:font-family="'Fir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Minion Pro"/>
    </style:style>
    <style:style style:name="P2" style:family="paragraph" style:parent-style-name="Standard">
      <style:paragraph-properties fo:margin-top="0.3cm" fo:margin-bottom="0cm" loext:contextual-spacing="false"/>
      <style:text-properties style:font-name="Minion Pro" fo:font-size="11pt" style:font-size-asian="11pt" style:font-size-complex="11pt"/>
    </style:style>
    <style:style style:name="P3" style:family="paragraph" style:parent-style-name="List_20_Paragraph" style:list-style-name="WWNum1">
      <style:text-properties style:font-name="Minion Pro" fo:font-size="11pt" style:font-size-asian="11pt" style:font-size-complex="11pt"/>
    </style:style>
    <style:style style:name="P4" style:family="paragraph" style:parent-style-name="List_20_Paragraph" style:list-style-name="WWNum1">
      <style:text-properties fo:color="#ff0000" style:font-name="Minion Pro" fo:font-size="11pt" style:font-size-asian="11pt" style:font-size-complex="11pt"/>
    </style:style>
    <style:style style:name="P5" style:family="paragraph" style:parent-style-name="List_20_Paragraph">
      <style:paragraph-properties fo:margin-left="0cm" fo:margin-right="0cm" fo:margin-top="0.3cm" fo:margin-bottom="0cm" loext:contextual-spacing="false" fo:text-indent="0cm" style:auto-text-indent="false"/>
      <style:text-properties style:font-name="Minion Pro" fo:font-size="11pt" style:font-size-asian="11pt" style:font-size-complex="11pt"/>
    </style:style>
    <style:style style:name="P6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545d8" officeooo:paragraph-rsid="001545d8" style:font-size-asian="11pt" style:font-size-complex="11pt"/>
    </style:style>
    <style:style style:name="P7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style:font-size-asian="11pt" style:font-size-complex="11pt"/>
    </style:style>
    <style:style style:name="P8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paragraph-rsid="001545d8" style:font-size-asian="11pt" style:font-size-complex="11pt"/>
    </style:style>
    <style:style style:name="P9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paragraph-rsid="00195716" style:font-size-asian="11pt" style:font-size-complex="11pt"/>
    </style:style>
    <style:style style:name="P10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paragraph-rsid="00212085" style:font-size-asian="11pt" style:font-size-complex="11pt"/>
    </style:style>
    <style:style style:name="P11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95716" officeooo:paragraph-rsid="00195716" style:font-size-asian="11pt" style:font-size-complex="11pt"/>
    </style:style>
    <style:style style:name="P12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e8de8" officeooo:paragraph-rsid="001e8de8" style:font-size-asian="11pt" style:font-size-complex="11pt"/>
    </style:style>
    <style:style style:name="P13" style:family="paragraph" style:parent-style-name="List_20_Paragraph" style:list-style-name="WWNum1">
      <style:paragraph-properties fo:margin-top="0.3cm" fo:margin-bottom="0cm" loext:contextual-spacing="false"/>
      <style:text-properties style:font-name="Minion Pro" fo:font-size="11pt" officeooo:rsid="001edeba" officeooo:paragraph-rsid="001edeba" style:font-size-asian="11pt" style:font-size-complex="11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1c9756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95716" style:font-size-asian="10pt" style:font-size-complex="10pt"/>
    </style:style>
    <style:style style:name="T5" style:family="text">
      <style:text-properties fo:font-size="10pt" officeooo:rsid="001f6b5e" style:font-size-asian="10pt" style:font-size-complex="10pt"/>
    </style:style>
    <style:style style:name="T6" style:family="text">
      <style:text-properties fo:color="#a9b7c6" style:font-name-asian="Menlo1" style:font-name-complex="Menlo1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545d8" style:font-style-asian="normal" style:font-style-complex="normal"/>
    </style:style>
    <style:style style:name="T11" style:family="text">
      <style:text-properties officeooo:rsid="0015b868"/>
    </style:style>
    <style:style style:name="T12" style:family="text">
      <style:text-properties officeooo:rsid="00176d4e"/>
    </style:style>
    <style:style style:name="T13" style:family="text">
      <style:text-properties officeooo:rsid="001bc521"/>
    </style:style>
    <style:style style:name="T14" style:family="text">
      <style:text-properties officeooo:rsid="0023d4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ructions </text:span><text:span text:style-name="T2">VR Interfaces Study</text:span></text:p>
      <text:p text:style-name="P2"><text:span text:style-name="T6"/></text:p>
      <text:list xml:id="list2462507575" text:style-name="WWNum1">
        <text:list-item>
          <text:p text:style-name="P6">Set Variables PARTICIPANT_NO and LATIN_SQUARE_ROW in <text:span text:style-name="T8">components.js</text:span></text:p>
        </text:list-item>
        <text:list-item>
          <text:p text:style-name="P8"><text:span text:style-name="T10">Start experiment in browser and check for eventual lag or blurriness</text:span></text:p>
          <text:p text:style-name="P8"><text:span text:style-name="T10"/></text:p>
        </text:list-item>
        <text:list-item>
          <text:p text:style-name="P7">Greet participants. </text:p>
        </text:list-item>
        <text:list-item>
          <text:p text:style-name="P7"><text:span text:style-name="T11">Put </text:span><text:span text:style-name="T9">“</text:span><text:span text:style-name="T8">Do not disturb</text:span>” <text:span text:style-name="T11">sign on door</text:span></text:p>
        </text:list-item>
        <text:list-item>
          <text:p text:style-name="P7">Hand participant study description (printed sheet of paper)<text:line-break/>“We try to find out how well people perform <text:span text:style-name="T13">finding items in lists using different VR interfaces</text:span>. Today, we test <text:span text:style-name="T13">3 </text:span>different configurations, <text:s/><text:span text:style-name="T13">with different numbers of items in the list, with and without colors</text:span>. <text:span text:style-name="T12">For each of the configurations you will have to find 5 items once, and then find each item one more time in random order</text:span>. <text:span text:style-name="T13">This means you have to select 10 items for each configuration.</text:span> <text:span text:style-name="T12">You should try to find the items as quickly as possible without making any errors</text:span>. <text:span text:style-name="T12">The exact procedure will be</text:span> explained to you in a minute during the training.”</text:p>
        </text:list-item>
        <text:list-item>
          <text:p text:style-name="P7">Consent form + demographic questionnaire.</text:p>
        </text:list-item>
        <text:list-item>
          <text:p text:style-name="P11"><text:span text:style-name="T3">Show 3 conditions on printed instruction sheet</text:span></text:p>
        </text:list-item>
        <text:list-item>
          <text:p text:style-name="P11"><text:span text:style-name="T3">Any questions?</text:span></text:p>
        </text:list-item>
        <text:list-item>
          <text:p text:style-name="P9"><text:span text:style-name="T4">Put on VR headset and start experiment</text:span></text:p>
        </text:list-item>
      </text:list>
      <text:p text:style-name="P5"/>
      <text:list xml:id="list130609164069844" text:continue-numbering="true" text:style-name="WWNum1">
        <text:list-item>
          <text:p text:style-name="P12"><text:span text:style-name="T3">Break after 6 conditions</text:span></text:p>
        </text:list-item>
        <text:list-item>
          <text:p text:style-name="P12"><text:span text:style-name="T3">Break after 12 conditions</text:span></text:p>
        </text:list-item>
        <text:list-item>
          <text:p text:style-name="P13"><text:span text:style-name="T3">On </text:span><text:span text:style-name="T5">l</text:span><text:span text:style-name="T3">ast step: save 3 data files</text:span></text:p>
          <text:p text:style-name="P13"><text:span text:style-name="T3"/></text:p>
        </text:list-item>
        <text:list-item>
          <text:p text:style-name="P10">After experiment:<text:line-break/>Any questionnaires forgotten?<text:line-break/>“Do you have any general comments” (write them down)</text:p>
        </text:list-item>
        <text:list-item>
          <text:p text:style-name="P10">Reimbursement form + reimburse participant<text:line-break/>Thank participant<text:line-break/><text:span text:style-name="T14">remove </text:span>“<text:span text:style-name="T8">do not disturb</text:span>” <text:span text:style-name="T14">sign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variable"/>
    <style:font-face style:name="Minion Pro" svg:font-family="'Minion Pro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enlo" svg:font-family="Menlo" style:font-family-generic="roman" style:font-pitch="variable"/>
    <style:font-face style:name="Fira Sans" svg:font-family="'Fir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Droid Sans Fallback" style:font-size-asian="12pt" style:language-asian="de" style:country-asian="DE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US" style:letter-kerning="false" style:font-name-asian="Droid Sans Fallback" style:font-size-asian="12pt" style:language-asian="de" style:country-asian="DE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indlbauer</meta:initial-creator>
    <meta:editing-cycles>18</meta:editing-cycles>
    <meta:creation-date>2015-08-26T16:02:00</meta:creation-date>
    <dc:date>2017-10-06T13:06:07.455258018</dc:date>
    <dc:language>de-DE</dc:language>
    <meta:generator>LibreOffice/5.4.1.2.0$Linux_X86_64 LibreOffice_project/40m0$Build-2</meta:generator>
    <meta:editing-duration>PT56M43S</meta:editing-duration>
    <meta:document-statistic meta:table-count="0" meta:image-count="0" meta:object-count="0" meta:page-count="1" meta:paragraph-count="15" meta:word-count="214" meta:character-count="1279" meta:non-whitespace-character-count="109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